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0598b1"/>
    </style:style>
    <style:style style:name="P2" style:family="paragraph" style:parent-style-name="Standard">
      <style:text-properties officeooo:paragraph-rsid="000598b1"/>
    </style:style>
    <style:style style:name="P3" style:family="paragraph" style:parent-style-name="Standard">
      <style:text-properties fo:font-weight="bold" officeooo:paragraph-rsid="000598b1" style:font-weight-asian="bold" style:font-weight-complex="bold"/>
    </style:style>
    <style:style style:name="P4" style:family="paragraph" style:parent-style-name="Standard">
      <style:text-properties officeooo:rsid="0006cf1f" officeooo:paragraph-rsid="0006cf1f"/>
    </style:style>
    <style:style style:name="P5" style:family="paragraph" style:parent-style-name="Text_20_body">
      <style:text-properties officeooo:paragraph-rsid="000598b1"/>
    </style:style>
    <style:style style:name="P6" style:family="paragraph" style:parent-style-name="Text_20_body" style:list-style-name="L1"/>
    <style:style style:name="P7" style:family="paragraph" style:parent-style-name="Text_20_body">
      <style:paragraph-properties fo:margin-top="0cm" fo:margin-bottom="0cm" loext:contextual-spacing="false"/>
      <style:text-properties fo:font-variant="normal" fo:text-transform="none" fo:font-style="normal" fo:font-weight="normal"/>
    </style:style>
    <style:style style:name="P8" style:family="paragraph" style:parent-style-name="Text_20_body" style:list-style-name="L1">
      <style:paragraph-properties fo:margin-top="0cm" fo:margin-bottom="0cm" loext:contextual-spacing="false"/>
    </style:style>
    <style:style style:name="T1" style:family="text">
      <style:text-properties officeooo:rsid="000598b1"/>
    </style:style>
    <style:style style:name="T2" style:family="text">
      <style:text-properties fo:font-variant="normal" fo:text-transform="none"/>
    </style:style>
    <style:style style:name="T3" style:family="text">
      <style:text-properties fo:font-variant="normal" fo:text-transform="none" fo:font-style="normal" fo:font-weight="bold"/>
    </style:style>
    <style:style style:name="T4" style:family="text">
      <style:text-properties fo:font-variant="normal" fo:text-transform="none"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UI/UX key principles for military project</text:span></text:p>
      <text:p text:style-name="P2"><text:a xlink:type="simple" xlink:href="https://bootcamp.uxdesign.cc/enhancing-mission-success-the-crucial-role-of-ui-design-and-usability-in-defence-projects-7b0c47e61f76" text:style-name="Internet_20_link" text:visited-style-name="Visited_20_Internet_20_Link">https://bootcamp.uxdesign.cc/enhancing-mission-success-the-crucial-role-of-ui-design-and-usability-in-defence-projects-7b0c47e61f76</text:a></text:p>
      <text:p text:style-name="P2"/>
      <text:p text:style-name="P2"/>
      <text:p text:style-name="P2"><text:a xlink:type="simple" xlink:href="https://www.researchgate.net/publication/285627527_Usability_Evaluation_of_Graphic_User_Interfaces_for_a_Military_Computer-Based_Training_System" text:style-name="Internet_20_link" text:visited-style-name="Visited_20_Internet_20_Link">https://www.researchgate.net/publication/285627527_Usability_Evaluation_of_Graphic_User_Interfaces_for_a_Military_Computer-Based_Training_System</text:a></text:p>
      <text:p text:style-name="P2"/>
      <text:p text:style-name="P2"/>
      <text:p text:style-name="P4">how can ui/ux design services improve website usability?</text:p>
      <text:p text:style-name="P2"/>
      <text:p text:style-name="P5"><text:span text:style-name="T3">User-Centric Design Approach:</text:span><text:span text:style-name="T2"> </text:span><text:span text:style-name="T4">UI/UX design services can significantly enhance website usability by adopting a user-centric design approach. This involves conducting in-depth user research to understand the target audience, their behaviors, and preferences. By creating user personas and empathizing with the end-users, designers gain valuable insights that inform the design process. This understanding allows them to tailor the website's interface, structure, and content to align seamlessly with user expectations, ultimately improving overall usability.</text:span></text:p>
      <text:p text:style-name="Text_20_body"><text:span text:style-name="T3">Intuitive Navigation Design:</text:span><text:span text:style-name="T2"> </text:span><text:span text:style-name="T4">A fundamental aspect of website usability lies in intuitive navigation. UI/UX design services focus on creating a clear and logical navigation structure that guides users through the website effortlessly. Well-designed navigation ensures that users can find the information they seek quickly and easily. By minimizing cognitive load and providing a straightforward path to key content, intuitive navigation contributes significantly to a positive user experience and enhanced usability.</text:span></text:p>
      <text:p text:style-name="Text_20_body"><text:span text:style-name="T3">Responsive Design Principles:</text:span><text:span text:style-name="T2"> </text:span><text:span text:style-name="T4">In an era where users access websites across various devices, responsive design principles are paramount for improving usability. UI/UX design services ensure that websites are designed to be responsive, adapting seamlessly to different screen sizes and resolutions. This approach guarantees a consistent and optimized user experience across desktops, laptops, tablets, and smartphones, thereby catering to the diverse preferences of the audience and enhancing overall usability.</text:span></text:p>
      <text:p text:style-name="Text_20_body"><text:span text:style-name="T3">Clear Visual Hierarchy:</text:span><text:span text:style-name="T2"> </text:span><text:span text:style-name="T4">Establishing a clear visual hierarchy is another crucial element in improving website usability. UI/UX designers prioritize the organization and presentation of information based on its importance. By employing visual cues such as font size, color contrast, and spacing, designers guide users through the content in a way that aligns with their natural reading patterns. A well-defined visual hierarchy makes it easier for users to scan and comprehend information, contributing to enhanced usability.</text:span></text:p>
      <text:p text:style-name="Text_20_body"><text:span text:style-name="T3">Effective Use of White Space:</text:span><text:span text:style-name="T2"> </text:span><text:span text:style-name="T4">The strategic use of white space, or negative space, is a design principle that significantly influences website usability. UI/UX design services leverage white space to reduce visual clutter, create a sense of balance, and improve overall readability. Ample white space around elements allows users to focus on essential content, making the website more aesthetically pleasing and user-friendly.</text:span></text:p>
      <text:p text:style-name="Text_20_body"><text:span text:style-name="T3">Interactive Elements and Feedback:</text:span><text:span text:style-name="T2"> </text:span><text:span text:style-name="T4">Well-designed interactive elements and responsive feedback mechanisms are essential components of a usable website. UI/UX design services ensure that buttons, forms, and other interactive elements are visually appealing and provide clear feedback </text:span><text:soft-page-break/><text:span text:style-name="T4">upon user interaction. This responsiveness not only engages users but also communicates the system's response, making the website more intuitive and user-friendly.</text:span></text:p>
      <text:p text:style-name="Text_20_body"><text:span text:style-name="T3">Clear Call-to-Action (CTA):</text:span><text:span text:style-name="T2"> </text:span><text:span text:style-name="T4">The effectiveness of a website is often measured by the actions users take, and clear calls-to-action (CTAs) are pivotal in guiding these actions. UI/UX design services focus on creating visually distinct and compelling CTAs that prompt users to take specific actions, such as making a purchase or filling out a form. A well-designed CTA streamlines the user journey, contributing to improved usability.</text:span></text:p>
      <text:p text:style-name="Text_20_body"><text:span text:style-name="T3">Accessibility Integration:</text:span><text:span text:style-name="T2"> </text:span><text:span text:style-name="T4">Accessibility is a core consideration in enhancing website usability. UI/UX designers ensure that websites are designed and developed to be accessible to users with diverse abilities and disabilities. This includes considerations for screen readers, keyboard navigation, and other assistive technologies. By making the website inclusive, UI/UX design services contribute to a positive user experience for all, regardless of individual needs.</text:span></text:p>
      <text:p text:style-name="Text_20_body"><text:span text:style-name="T3">Usability Testing for Continuous Improvement:</text:span><text:span text:style-name="T2"> </text:span><text:span text:style-name="T4">Usability testing is a crucial step in the UI/UX design process that directly contributes to ongoing improvement in website usability. Design services conduct usability tests with real users to identify pain points, uncover issues, and gather valuable feedback. By iteratively refining the user interface based on testing results, designers ensure that the website evolves to meet user expectations, providing a continually improved and highly usable experience.</text:span></text:p>
      <text:p text:style-name="Text_20_body"><text:span text:style-name="T3">Performance Optimization:</text:span><text:span text:style-name="T2"> </text:span><text:span text:style-name="T4">Website performance directly impacts usability. UI/UX design services collaborate closely with developers to optimize the website's performance. Faster loading times, efficient data retrieval, and streamlined interactions contribute to a positive user experience. By prioritizing performance optimization, designers ensure that users can navigate the website smoothly, leading to improved usability.</text:span></text:p>
      <text:p text:style-name="P7">In conclusion, UI/UX design services play a multifaceted role in improving website usability. From adopting a user-centric approach and designing intuitive navigation to ensuring responsiveness, incorporating clear visual hierarchies, and conducting usability testing, these services contribute to creating websites that not only look visually appealing but also provide a seamless and enjoyable experience for users. By prioritizing usability, UI/UX design services play a pivotal role in the success of a website in the competitive digital landscape.</text:p>
      <text:p text:style-name="P2"/>
      <text:p text:style-name="P2"/>
      <text:p text:style-name="P2">--------------------------------------------------------------------------------------------------------------</text:p>
      <text:p text:style-name="P2"><text:a xlink:type="simple" xlink:href="https://usabilitygeek.com/colors-in-ui-design-a-guide-for-creating-the-perfect-ui/" text:style-name="Internet_20_link" text:visited-style-name="Visited_20_Internet_20_Link">https://usabilitygeek.com/colors-in-ui-design-a-guide-for-creating-the-perfect-ui/</text:a></text:p>
      <text:p text:style-name="P2"/>
      <text:h text:style-name="P1" text:outline-level="3"><text:span text:style-name="Strong_20_Emphasis">Colors Balance</text:span></text:h>
      <text:p text:style-name="Text_20_body">As you are considering colors, tips on how to use them, and balance, remember the following. It’s a mistake to completely walk away from color combinations when you are doing UI interface design. Avoid overload and chaos in your design and bear in mind that <text:a xlink:type="simple" xlink:href="https://usabilitygeek.com/is-less-really-more-the-truth-of-functional-minimalism-in-web-design/" text:style-name="Internet_20_link" text:visited-style-name="Visited_20_Internet_20_Link">minimalism is always better in UI</text:a>. These next two rules should help. </text:p>
      <text:p text:style-name="Text_20_body">The first is 6:3:1, also referred to as the Golden Rule when choosing colors. The principle of 60% + 30% + 10% represents the best proportion for reaching balance with your color selection.</text:p>
      <text:p text:style-name="Text_20_body"><text:soft-page-break/>This criterion works to perfection when you’re trying to produce a neat and harmonious interface. If done properly, the strategy will entice potential customers. The eye of the viewer will be eased. They can move naturally from one point in your design to the next.</text:p>
      <text:p text:style-name="Text_20_body">The second rule is Max Three Primary Colors. This one is an ideal way to avoid making the visual too chaotic. It allows you to keep balance, especially when you combine it with the Golden Rule. For instance, try this for a <text:a xlink:type="simple" xlink:href="https://www.crowdspring.com/logo-design/" text:style-name="Internet_20_link" text:visited-style-name="Visited_20_Internet_20_Link">logo</text:a>:</text:p>
      <text:list xml:id="list2170478823" text:style-name="L1">
        <text:list-item>
          <text:p text:style-name="P8">A neutral color for 60% of your design </text:p>
        </text:list-item>
        <text:list-item>
          <text:p text:style-name="P8">A secondary brand color for 30% </text:p>
        </text:list-item>
        <text:list-item>
          <text:p text:style-name="P6">10% in your UI design should be your main brand color </text:p>
        </text:list-item>
      </text:list>
      <text:p text:style-name="Text_20_body">Good user interface design makes use of both of these rules.</text:p>
      <text:p text:style-name="Text_20_body">Here is an example of Amazon website design that uses 3 main colors: white for the background – 60%, blue for footer and header – 30%, and yellow for buttons and starts ratings – 10% that awake the users </text:p>
      <text:p text:style-name="Text_20_body"><text:a xlink:type="simple" xlink:href="https://medium.com/@erikdkennedy/color-in-ui-design-a-practical-framework-e18cacd97f9e" text:style-name="Internet_20_link" text:visited-style-name="Visited_20_Internet_20_Link">https://medium.com/@erikdkennedy/color-in-ui-design-a-practical-framework-e18cacd97f9e</text:a></text:p>
      <text:p text:style-name="Text_20_body">https://www.toptal.com/designers/ux/color-in-ux</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2T14:01:15.941547622</meta:creation-date>
    <dc:date>2024-02-22T14:43:00.848975255</dc:date>
    <meta:editing-duration>PT21M35S</meta:editing-duration>
    <meta:editing-cycles>4</meta:editing-cycles>
    <meta:generator>LibreOffice/6.4.7.2$Linux_X86_64 LibreOffice_project/40$Build-2</meta:generator>
    <meta:document-statistic meta:table-count="0" meta:image-count="0" meta:object-count="0" meta:page-count="3" meta:paragraph-count="29" meta:word-count="1005" meta:character-count="7471" meta:non-whitespace-character-count="6490"/>
  </office:meta>
</office:document-meta>
</file>